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ouillon<text:tab/>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p>Versionnement</text:p>
            <text:p>Environement de dev</text:p>
            <text:p>Tests unitaires </text:p>
            <text:p>Test d’intégration</text:p>
            <text:p>Déploiement</text:p>
            <text:p/>
            <text:p/>
            <text:p>Proposer deux alternatives :</text:p>
            <text:p>- externalisation</text:p>
            <text:p>- en inter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4" draw:text-style-name="P3" draw:layer="layout" svg:width="25.2cm" svg:height="9.134cm" svg:x="1.4cm" svg:y="3.8cm" presentation:class="subtitle" presentation:user-transformed="true">
          <draw:text-box>
            <text:p text:style-name="P2">Présentation de principes d’efficacité et des solutions associées:</text:p>
            <text:p text:style-name="P2">- Concertations et revues régulières</text:p>
            <text:p text:style-name="P2">- Tests, tests et re-tests</text:p>
            <text:p text:style-name="P2">- Déploiements en cycle courts</text:p>
            <text:p text:style-name="P2">- Surveillance d’infrastructure</text:p>
            <text:p text:style-name="P2">- Retour d’expériences</text:p>
          </draw:text-box>
        </draw:frame>
        <draw:frame presentation:style-name="pr1" draw:layer="layout" svg:width="19.5cm" svg:height="2.6cm" svg:x="1.4cm" svg:y="0.6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randes étape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hoix d’un système de gestion de versions</text:p>
              </text:list-item>
              <text:list-item>
                <text:p>Création d’un environnement de développement robuste et extensible</text:p>
              </text:list-item>
              <text:list-item>
                <text:p>Élaboration d’un processus de contrôle de qualité automatisé</text:p>
              </text:list-item>
              <text:list-item>
                <text:p>Élaboration d’un processus de déploiement automatisé et répé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estion de versions<text:tab/>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Choix d’un service de gestion de version en ligne avec interface graphique : hébergé en interne, externalisé, …</text:p>
                <text:p><text:span text:style-name="T1">Gitlab CE</text:span>:</text:p>
              </text:list-header>
              <text:list-item>
                <text:p>Possibilité d’héberger la plateforme</text:p>
              </text:list-item>
              <text:list-item>
                <text:p>Création de dépôts privés sans limitation</text:p>
              </text:list-item>
              <text:list-item>
                <text:p>Interface de gestion des modifications : Merge/Pull requests</text:p>
              </text:list-item>
              <text:list-item>
                <text:p>Possibilité de déclenchement d’actions automatisées (Pipelines, etc …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estion de versions<text:tab/>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Importance du système de Merge Request pour augmenter la qualité du code produit:</text:p>
                <text:p/>
                <text:p>Un développeur soumet des modifications, elles doivent être validées par un autre développeur</text:p>
                <text:p/>
                <text:p>Permet à tous de donner son avis sur une modification, permet à tous d’apprendre des modifications en cour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09:27:01.283574066</meta:creation-date>
    <meta:editing-duration>P0D</meta:editing-duration>
    <meta:editing-cycles>1</meta:editing-cycles>
    <meta:generator>LibreOffice/5.4.6.2$Linux_X86_64 LibreOffice_project/40m0$Build-2</meta:generator>
    <dc:title>Bright Blue</dc:title>
    <meta:document-statistic meta:object-count="42"/>
  </office:meta>
</office:document-meta>
</file>